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fo:language="pt" fo:country="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Proceedings of Bridges 2014: Matemática, Música, Arte, Arquitectura, Cultura<text:line-break/><text:line-break/><text:line-break/>The Art of aleatórios Fractals<text:line-break/><text:line-break/><text:line-break/>Douglas Departamento de Ciência da Computação Universidade de Minnesota, Duluth, MN 55812-3036, EUA Dunham<text:line-break/>ddunham@d.umn.edu http://www.d.umn.edu/~ddunham/<text:line-break/>John Shier<text:line-break/>6935 133 Tribunal Apple Valley, MN 55124 EUA<text:line-break/>johnpf99@frontiernet.net http://john-art.com/<text:line-break/><text:line-break/>Abstrato<text:line-break/>Descreve-se um algoritmo baseado matematicamente que pode encher uma região espacial com uma sequência infinita de formas e colocados aleatoriamente progressivamente mais pequenos, que pode ser transformado cópias de um motivo ou vários motivos. Este algoritmo flexível pode ser usada para produzir uma variedade de padrões esteticamente agradáveis ​​fractal, dos quais se mostram uma série de exemplos.<text:line-break/><text:line-break/>1. Introdução<text:line-break/><text:line-break/>Artesãos usaram cópias repetidas de um motivo de um tamanho para produzir padrões esteticamente agradáveis ​​para milhões lennia. Em contraste, nós descrevemos um algoritmo [3, 4], que pode preencher uma região plana com uma série de formas progressivamente menor colocadas aleatoriamente, que são transformados cópias de um motivo único ou vários motivos. A Figura 1 mostra um exemplo de um motivo de yin-yang ser usado para encher um círculo. Este processo produz padrões fractais<text:line-break/><text:line-break/><text:line-break/>Figura 1: Um fractal círculo aleatório com motivos yin-yang, com 200 motivos, c = 1,46, N = 2, 89% de preenchimento.<text:line-break/><text:line-break/>que são uma reminiscência de seixos em uma streambed. Mandelbrot [2] popularizou o estudo dos fractais e inspirou outros pesquisadores para encontrar tais padrões em diversas áreas. O nosso método adiciona motivos para uma região, o<text:line-break/>Dunham e Shier<text:line-break/><text:line-break/><text:line-break/><text:line-break/>reverso de construções de Sierpinski da sua junta de vedação e do tapete em que triângulos e quadrados, respectivamente, são removidas a partir de uma região.<text:line-break/>Nas duas secções seguintes descrevem o algoritmo e alguns dos matemática por trás dele, e como os padrões variar com respeito ao parâmetro C. Na seção seguinte, vamos mostrar uma série de exemplos que ilustram as várias capacidades do algoritmo. Finalmente, tirar conclusões e resumir os resultados.<text:line-break/><text:line-break/>2. O algoritmo<text:line-break/><text:line-break/>O objetivo original do segundo autor era para preencher uma região R no plano euclidiano com colocadas aleatoriamente, cópias progressivamente menores de um motivo. Por experimentação ele descobriu que esse objetivo é alcançado se os motivos obedeceu uma regra de área de lei de <text:soft-page-break/>potência inversa: se A é a área do R, em seguida, para i = 0, 1, 2,. . . a área do motivo de ordem i, Ai, pode ser tomado como sendo:<text:line-break/>UMA<text:line-break/>Ai = ζ (C, N), (N + I) C (1)<text:line-break/>∞ 1<text:line-break/>em que c&gt; 1 e N&gt; 1 são parâmetros, e ζ (C, N) é a função zeta de Hurwitz: ζ (s, q) =}, k = 0 (Q + k).<text:line-break/>Assim LiMn → ∞}, N<text:line-break/>Ai = A, isto é, o processo é o espaço de enchimento, se o algoritmo continua indefinidamente,<text:line-break/>que ele faz se os valores de C e N são escolhidos de forma adequada, em que a escolha apropriada depende das formas do motivo (s) e a região a ser preenchidos. Por exemplo, se tanto a região e o motivo são círculos, como na Figura 1, se n&gt; 1, então qualquer c funcionará se 1 &lt;C &lt;Cmax, em que Cmax ≈ 1,48. Esta natureza não-suspensão do algoritmo é baseado em dados computados para um grande número de formas em 1, 2 e 3 dimensões euclidianas [4]. Exemplos do algoritmo escrito em código C pode ser encontrada no site da Shier [5].<text:line-break/>Para i = 0, 1, 2,. . . , N o algoritmo de forma iterativa coloca cópias do motivo dentro da região delimitadora R<text:line-break/>de modo que eles não se cruzam (sobreposição) uns aos outros. Ele funciona como se segue:<text:line-break/>i = 0 a primeira cópia do motivo com a área de A0 é colocado de forma aleatória no interior da região delimitadora R tal que não se sobreponha a fronteira de R. Isso normalmente requer a tentar várias posições aleatórias antes da obtenção de um posicionamento bem sucedido em que o motivo é completamente dentro R (mais tarde, relaxar a condição de não-sobreposição de condições de contorno periódicas).<text:line-break/>i&gt; 0 Então, de forma iterativa para cada i = 1, 2,. . . colocar aleatoriamente uma cópia do motivo com área Ai dentro R e de modo que não se cruzam qualquer cópia anteriormente colocado do motivo. Mais uma vez, a colocação do motivo do i-ésimo geralmente requer muitos ensaios, isto é, que tentam muitas posições aleatórias repetidamente, até que o canal seja bem sucedida. Em seguida, passamos a colocar a próxima motivo, com área de Ai + 1, ou parar de se ter colocado o motivo n-th ou conheceu uma outra condição de parada, tais como tendo preenchido um percentual desejado de R.<text:line-break/>O resultado é um fractal geométrico aleatório em que nenhuma das formas tocam, ea área não preenchida ou carpete (em analogia com o tapete de Sierpinski) é um conjunto conectado contínuo (para formas não-oco). No limite, a dimensão fractal D dos motivos colocados é dada por D = 2 / C. O algoritmo pode ser visto como um novo tipo de processo estocástico.<text:line-break/>Círculos fazer bons candidatos, tanto para a região envolvente R e o motivo, já que, por sua simetria, que desempenham um papel significativo na matemática e arte decorativa. Na Figura 1, a matemática fornece o arranjo dos motivos circulares enquanto arte cores-los como yin e yang. Por causa do processo aleatório usado para colocar os círculos, a sua disposição não tem qualquer simetria. A única simetria é que dos próprios (eo contorno circular) círculos, mas não obstante o olho vê uma certa regularidade (para as quais não temos uma palavra simples) imposta pela sequência regular de tamanhos. Os círculos maiores ocupam uma grande fracção da área total, o que é uma característica genérica deste tipo de fractal. A apenas 200 círculos preencher 89% da área delimitadora, mas o restante não preenchida 11% tem espaço suficiente para um número infinito de não-sobreposição círculos menores.<text:line-break/>The Art of aleatórios Fractals<text:line-break/><text:line-break/><text:line-break/>3. Dependência de Padrões na c Parâmetro<text:line-break/>Figuras 2, 3, 4 e 5 abaixo mostra como os padrões de motivos círculo em regiões limite circulares mudam com valores decrescentes de c: 1,48, 1,40, 1,32 e 1,24, respectivamente. Ao examinar a fórmula regra para a área<text:line-break/><text:line-break/><text:line-break/><text:soft-page-break/>Figura 2: Um padrão de 231 círculos, com parâmetros c = 1,48, N = 2,5, 89,74% de preenchimento, e 2973700 ensaios.<text:line-break/><text:line-break/><text:line-break/>Figura 4: Um padrão de 401 círculos, com parâmetros c = 1,32, N = 2,5, 81,62% de preenchimento, e 37161 ensaios.<text:line-break/>Figura 3: Um padrão de 299 círculos, com parâmetros c = 1,40, N = 2,5, 86,47% de preenchimento, e 178239 ensaios.<text:line-break/><text:line-break/><text:line-break/>Figura 5: Um padrão de 556 círculos, com parâmetros c = 1,24, N = 2,5, 74,04% de preenchimento, e 11392 ensaios.<text:line-break/><text:line-break/>tamanhos do motivo cópias, pode-se supor que um grande valor de c iria produzir grandes cópias iniciais do motivo cuja tamanhos diminuiria rapidamente. Por outro lado, um menor valor de C que produzirá pequenas cópias iniciais com uma diminuição menor em tamanho à medida que mais motivos foram adicionados. Em cada caso, a colocação de novas círculos foi interrompida quando o raio do círculo seguinte seria inferior a 3,5% do raio do maior (primeiro) círculo. Percebe-se também que há mais "espaço de manobra" entre os círculos em que para colocar o próximo círculo com menores valores de c. Isso é confirmado pelo fato de que o número total de estágios experimentais necessários para colocar o mesmo número de círculos diminui rapidamente para valores menores de c.<text:line-break/>Dunham e Shier<text:line-break/><text:line-break/><text:line-break/><text:line-break/>4. Padrões de Amostra<text:line-break/>O algoritmo é bastante flexível, em que a região envolvente pode ser de qualquer forma razoável, tal como o motivo (s). Por exemplo, tanto a região ou o motivo pode ter furos; não pode haver mais do que um motivo; cópias de um único motivo pode ser dada orientações aleatórias; formatos de texto podem ser utilizados tanto para a região envolvente ou do motivo; e para as regiões rectangulares, a colocação dos motivos pode ser periódica, em vez de "inclusiva",<text:line-break/>isto é, estritamente dentro da região. Nós dar exemplos destas categorias de padrões abaixo.<text:line-break/>Começamos com um exemplo de um padrão com motivos ocos com "buracos" que podem ser preenchidos com cópias menores do motivo. A Figura 6 mostra um padrão de Dali-esque com um motivo do olho. Um dos primeiros surpresas no estudo do algoritmo era que funciona sem modificação por motivos ocos. Nós só precisamos do teste de intersecção (sobreposição) para contabilizar adequadamente para ambos os canais internos e externos que se sucedem. Na Figura 6, o limite exterior do motivo é um círculo, enquanto que o limite interior é definida por dois arcos circulares. Com formas ocas o "tapete" (área não utilizada) é cortada em vários pedaços, com cada motivo recém-colocado a criação de um novo pedaço do tapete. A região de preto é o original tapete "exterior", enquanto que as regiões são as brancas (muitos) pedaços de carpete criadas pelos interiores dos motivos. Os motivos têm uma hierarquia aqui, ao qual podemos atribuir fileiras. Nós podemos ver os motivos com um "peeper azul" em seu espaço oco como tendo posto 0. Uma forma cujas mais alto escalão forma contida é posto n tem posto n + 1. A distribuição dos motivos mais diferentes fileiras parece seguir uma lei de potência-expoente negativo.<text:line-break/>Uma indicação da flexibilidade do algoritmo é que trabalha com vários motivos. A Figura 7 é composta por 60◦-120◦ losangos de três cores correspondentes às suas três orientações, que são separadas por 120◦. Os ciclos algoritmo através dos três orientações. Um tessellation avião por losangos mesmo tamanho<text:line-break/><text:line-break/><text:line-break/><text:soft-page-break/><text:line-break/><text:line-break/>Figura 6: Um padrão com motivos olho ocos, com 150 olhos, c = 1,20, N = 3, e 56% de preenchimento.<text:line-break/>Figura 7: Um padrão de três losangos, 250 de cada orientação, com c = 1,52, N = 8, e 91% de preenchimento.<text:line-break/><text:line-break/>orientada desta forma dá origem à ilusão de óptica Necker Cube 3D, o que é evidente aqui também. Com este esquema de cores, o padrão é uma reminiscência de aldeias pitorescas do Mediterrâneo com telhados de telha.<text:line-break/>Outra maneira de variar o padrão é usando orientações aleatórias para um motivo com um eixo de simetria ou funcionalidade para determinar a direcção em cada estágio de teste, numa direcção aleatória é escolhido a partir de 0◦ a 360º para além da posição aleatória para o motivo . Isto está em contraste com as três orientações fixas utilizadas no exemplo anterior. A Figura 8 mostra um padrão de pimentas utilizando orientações aleatórias, e coloração aleatória<text:line-break/>The Art of aleatórios Fractals<text:line-break/><text:line-break/><text:line-break/><text:line-break/>independentemente da orientação, mas mas apenas dentro da gama de cores de pimentas: verde, amarelo e laranja para vermelho. O motivo pimenta é delimitada por três arcos circulares.<text:line-break/>Se a região delimitadora é um retângulo, podemos identificar a borda superior com a borda inferior e a margem esquerda com a margem direita, conceitualmente formar um toro. Podemos usar o algoritmo para criar padrões no tal toro, relaxando a condição de que uma cópia motivo ser inteiramente dentro do rectângulo, de modo que se um motivo sobrepõe-se à aresta superior, basta adicionar a parte acima da parte superior directamente abaixo na parte inferior do rectângulo (e da mesma forma se o motivo se sobreponha à margem esquerda, continua-se a partir da borda direita). Tal retângulo padronizado poderia ser usado para a telha do plano, criando um padrão de parede sem emenda. A Figura 8 é também um exemplo deste fenómeno. Dizemos tais padrões satisfazer condições de contorno periódicas.<text:line-break/>Nós mencionamos que qualquer sequência de motivos pode ser usado pelo algoritmo (tal sequência pode ser infinito, mas nos restringirmos para finita sequências aqui). Figura 9 utiliza os dígitos 0, 1,. . . 9, como motivos. Dentro<text:line-break/><text:line-break/><text:line-break/>Figura 8: 1200 pimentas orientadas aleatoriamente com c = 1,26, N = 3, 80% de preenchimento, e as fronteiras periódicas.<text:line-break/>Figura 9: Uma sequência de 600 motivos numeradas 0-9, com c = 1,19, n = 2, e 68% de enchimento.<text:line-break/><text:line-break/>A Figura 9, os dígitos são considerados simplesmente formas, algumas delas oca e alguns não. A escolha dígitos é feita de maneira cíclica após cada colocação bem sucedida. Assim, há um número igual de cada dígito. As áreas seguem a regra área dada na equação (1) acima. Cada dígito tem sua própria cor. Essas sequências multi-forma se prestam a uma grande variedade de efeitos artísticos que parecem ter sido pouco estudada. Com c = 1,19 (um valor baixo), a praça delimitadora enche muito lentamente, mas a matemática da construção garante que o processo é "enchimento espaço no limite".<text:line-break/>Até agora, os motivos que têm sido utilizados têm conjuntos ligado, mas é possível utilizar motivos com vários componentes. Nas Figuras 10 e 11 temos usado as cadeias de caracteres "MATEMÁTICA" e "arte" representado como letras latinas estilizados. Estes motivos bastante escassas e alastrando tem um valor c máxima baixa. A cor é uma função contínua e periódica do logaritmo da dimensão linear das formas de palavras, o que poderia ser chamado de "cor de log-<text:soft-page-break/>periódica". Duas formas com quase o mesmo tamanho têm quase a mesma cor.<text:line-break/>Nos dois exemplos anteriores enchemos uma região simples (um quadrado) com motivos feitos de formas de palavras. Na Figura 12, podemos inverter os papéis usando uma forma de palavra como uma região e enchendo suas letras com um motivo simples, cópias de um círculo. Assim, a região tem vários componentes. As cores são diferentes para cada letra e são criados por um passeio aleatório no espaço de cor RGB.<text:line-break/>Todos os padrões apresentados neste trabalho foram criados usando o algoritmo de geometria estatístico descrito<text:line-break/>Dunham e Shier<text:line-break/><text:line-break/><text:line-break/><text:line-break/><text:line-break/><text:line-break/><text:line-break/>Figura 10: Um teste padrão feito da palavra MATH, com 400 cópias, c = 1,126, n = 2, e 50% de preenchimento.<text:line-break/>Figura 11: Um teste padrão feito da palavra arte, com 400 cópias, c = 1,15, N = 3, e 53% de preenchimento.<text:line-break/><text:line-break/><text:line-break/><text:line-break/><text:line-break/><text:line-break/><text:line-break/><text:line-break/><text:line-break/><text:line-break/><text:line-break/><text:line-break/><text:line-break/><text:line-break/>Figura 12: Regiões formadas por letras maiúsculas latinas, cheio de círculos como motivos.<text:line-break/>The Art of aleatórios Fractals<text:line-break/><text:line-break/><text:line-break/><text:line-break/>na Seção 2, sem mudança, e são espaço-enchimento no limite. O único novo requisito necessário para a criação de um novo motivo é um teste de intersecção matemática para o motivo (s). Por elaborar os testes de interseção é uma tarefa comum em computação gráfica. A Figura 13 mostra uma nova recolha de amostras de padrões com diferentes motivos.<text:line-break/><text:line-break/><text:line-break/>Figura 13: Os exemplos de padrões decorativos criados com o algoritmo de geometria estatística.<text:line-break/><text:line-break/><text:line-break/>5. Resumo e Conclusões<text:line-break/><text:line-break/>A maioria das construções geométricas do Fractal (como famoso triângulo de Sierpinski [2]) tomar uma forma muito específica - eles não têm parâmetros. Se construído por Alice ou Bob eles são o mesmo, exceto para as cores escolhidas para as imagens gráficas. Isso deixa algumas aberturas para o artista para ser criativo com tais padrões.<text:line-break/><text:soft-page-break/>O algoritmo apresentado aqui é muito geral e sujeito a um grande número de variações possíveis, a maioria inexploradas. É esta flexibilidade no que diz respeito ao formato e tamanho que se presta à arte. Embora, em princípio, pode-se utilizar qualquer motivo, a ligação entre arte e matemática reside na necessidade de um teste de cruzamento (sobreposição). Tal teste requer uma descrição matemática do limite do motivo. Assim fronteiras compostos por segmentos de retas e arcos circulares são preferidos. Se as coordenadas polares são usados ​​para descrever o limite, uma série de Fourier pode ser usado para defini-la.<text:line-break/>Um artista pode escolher entre todas estas variações:<text:line-break/>Os parâmetros matemáticos c e N<text:line-break/>A percentagem de enchimento (ou o número de cópias do motivo)<text:line-break/>Qualquer motivo (s) para o qual um teste de cruzamento pode ser desenvolvido<text:line-break/>Dunham e Shier<text:line-break/><text:line-break/><text:line-break/>O esquema para colorir as cópias do motivo<text:line-break/>As orientações para as cópias do motivo<text:line-break/>distribuições de probabilidade não uniforme para buscas aleatórias<text:line-break/>A escolha entre ter o padrão contido numa região delimitadora rectangular ou permitindo que o padrão a ser periódica<text:line-break/>Após uma forma motivo foi escolhido, o artista pode preenchê-lo com qualquer desenho desejado. Por exemplo, motivos círculo pode ser preenchido com símbolos yin-yang, as carinhas, símbolos de paz, etc. Designs para a tela, papel de parede, papel de embrulho etc. são frequentemente mencionados pelos telespectadores casuais como aplicações para estes padrões, eo uso de limites periódicos (resultando em padrões que pode dividir o avião) facilita isso.<text:line-break/>Se 200 telhas circulares foram criadas com os tamanhos mostrados na Figura 1, um setter da telha poderia marcar o limite circular correspondente e permanentemente colocar as peças em posições não sobrepostas dentro do limite e todos eles seria sempre em forma, se ele passa da maior para a menor. A maioria dos setters azulejo não acredito que isso até que tentou fazê-lo.<text:line-break/>Embora o algoritmo é o espaço de enchimento no limite, descobriu-se que, se a percentagem de enchimento no 2D é mais do que 80-85% do olho tende a perder a percepção do tapete (fundo). "Como completo que eu quero preencher esta?" É uma pergunta importante art. esquemas de cores foram encontrados para fazer uma enorme diferença na percepção visual desses padrões. Trabalho até à data tem usado principalmente esquemas de cores de alto contraste, mas o trabalho limitada com contraste mais sutil mostra algumas possibilidades interessantes.<text:line-break/>Nós nos concentramos em padrões em duas dimensões euclidianas, porque é aí que existe arte visual interessante; padrões unidimensionais não são muito interessantes, e em 3D se os motivos preencher o espaço, de modo que o espectador não pode ver o interior. Dito isto, os estudos mostraram que o algoritmo funciona igualmente bem em 1D e também 3D. Algumas imagens agradáveis ​​de raio rastreado de fractais 3D deste tipo podem ser encontradas no web site de Paul Bourke [1]. Do ponto de vista da matemática pura as declarações feitas aqui sobre o algoritmo são conjecturas apoiada por dados, mas falta a prova. Seria interessante ver essas conjecturas provadas.<text:line-break/>Os métodos apresentados aqui para criar imagens artísticas são uma mistura de geometria e aleatoriedade que parece ser bastante incomum na arte matemática.<text:line-break/><text:line-break/>Agradecimentos<text:line-break/><text:line-break/>Nós gostaríamos de agradecer aos revisores por suas sugestões úteis.<text:line-break/><text:line-break/>Referências<text:line-break/><text:line-break/>[1] web site Paul Bourke: cor www.paulbourke.net/texture / randomtile / (acessado em 03 de maio de 2014)<text:line-break/><text:soft-page-break/>[2] Benoit Mandelbrot Fractals: Forma, Acaso e Dimensão, W.H. Freeman and Company, San Fran- cisco de 1977.<text:line-break/>[3] John Shier, preencher o espaço com a Random Fractal não sobrepostos simples Shapes Isama 2011 Proceedings de confe- rência, página 131, 13-17 de junho de 2011.<text:line-break/>[4] John Shier e Paul Bourke, um algoritmo para o preenchimento Fractal aleatório do Espaço, Computer Graphics Forum, Vol. 32, Issue 8, pp 89-97, dezembro de 2013. Também disponível no site da Shier:. Http: //www.john- art.com/ (acessado em 03 de maio de 2014)<text:line-break/>[5] web site John Shier: http://www.john-art.com/stat geom linkpage.html (acessado em 03 de maio de 201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21:00:09.332000000</meta:creation-date>
    <dc:date>2016-07-03T22:01:13.334000000</dc:date>
    <meta:editing-duration>PT45M53S</meta:editing-duration>
    <meta:editing-cycles>1</meta:editing-cycles>
    <meta:document-statistic meta:table-count="0" meta:image-count="0" meta:object-count="0" meta:page-count="7" meta:paragraph-count="1" meta:word-count="3104" meta:character-count="18718" meta:non-whitespace-character-count="15536"/>
    <meta:generator>LibreOffice/5.0.6.3$Windows_x86 LibreOffice_project/490fc03b25318460cfc54456516ea2519c11d1aa</meta:generator>
  </office:meta>
</office:document-meta>
</file>